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59fc" officeooo:paragraph-rsid="000059fc"/>
    </style:style>
    <style:style style:name="P2" style:family="paragraph" style:parent-style-name="Standard">
      <style:text-properties officeooo:rsid="00015286" officeooo:paragraph-rsid="00015286"/>
    </style:style>
    <style:style style:name="P3" style:family="paragraph" style:parent-style-name="Standard">
      <style:text-properties officeooo:rsid="00045b56" officeooo:paragraph-rsid="00045b56"/>
    </style:style>
    <style:style style:name="P4" style:family="paragraph" style:parent-style-name="Standard">
      <style:text-properties officeooo:rsid="00045b56" officeooo:paragraph-rsid="00064e17"/>
    </style:style>
    <style:style style:name="P5" style:family="paragraph" style:parent-style-name="Standard">
      <style:text-properties officeooo:paragraph-rsid="00045b56"/>
    </style:style>
    <style:style style:name="P6" style:family="paragraph" style:parent-style-name="Standard">
      <style:text-properties officeooo:rsid="00064e17" officeooo:paragraph-rsid="00064e17"/>
    </style:style>
    <style:style style:name="P7" style:family="paragraph" style:parent-style-name="Standard">
      <style:text-properties officeooo:rsid="0008fbab" officeooo:paragraph-rsid="0008fbab"/>
    </style:style>
    <style:style style:name="P8" style:family="paragraph" style:parent-style-name="Standard">
      <style:text-properties officeooo:rsid="000831b8" officeooo:paragraph-rsid="00045b56"/>
    </style:style>
    <style:style style:name="P9" style:family="paragraph" style:parent-style-name="Standard">
      <style:paragraph-properties fo:margin-left="0.4925in" fo:margin-right="0in" fo:text-indent="0in" style:auto-text-indent="false"/>
      <style:text-properties officeooo:rsid="000059fc" officeooo:paragraph-rsid="000059fc"/>
    </style:style>
    <style:style style:name="P10" style:family="paragraph" style:parent-style-name="Standard">
      <style:paragraph-properties fo:margin-left="0.4925in" fo:margin-right="0in" fo:text-indent="0in" style:auto-text-indent="false"/>
      <style:text-properties officeooo:rsid="000059fc" officeooo:paragraph-rsid="00064e17"/>
    </style:style>
    <style:style style:name="P11" style:family="paragraph" style:parent-style-name="Standard">
      <style:paragraph-properties fo:margin-left="0.4925in" fo:margin-right="0in" fo:text-indent="0in" style:auto-text-indent="false"/>
      <style:text-properties officeooo:rsid="000059fc" officeooo:paragraph-rsid="000831b8"/>
    </style:style>
    <style:style style:name="P12" style:family="paragraph" style:parent-style-name="Standard">
      <style:paragraph-properties fo:margin-left="0.4925in" fo:margin-right="0in" fo:text-indent="0in" style:auto-text-indent="false"/>
      <style:text-properties officeooo:rsid="00064e17" officeooo:paragraph-rsid="00064e17"/>
    </style:style>
    <style:style style:name="P13" style:family="paragraph" style:parent-style-name="Text_20_body">
      <style:text-properties officeooo:paragraph-rsid="00045b56"/>
    </style:style>
    <style:style style:name="P14" style:family="paragraph" style:parent-style-name="Text_20_body">
      <style:text-properties officeooo:rsid="000492bc" officeooo:paragraph-rsid="000492bc"/>
    </style:style>
    <style:style style:name="P15" style:family="paragraph" style:parent-style-name="Text_20_body">
      <style:text-properties officeooo:paragraph-rsid="000492bc"/>
    </style:style>
    <style:style style:name="P16" style:family="paragraph" style:parent-style-name="Text_20_body">
      <style:text-properties officeooo:rsid="00064e17" officeooo:paragraph-rsid="000831b8"/>
    </style:style>
    <style:style style:name="P17" style:family="paragraph" style:parent-style-name="Text_20_body">
      <style:text-properties officeooo:rsid="000831b8" officeooo:paragraph-rsid="000831b8"/>
    </style:style>
    <style:style style:name="P18" style:family="paragraph" style:parent-style-name="Text_20_body">
      <style:text-properties officeooo:paragraph-rsid="000831b8"/>
    </style:style>
    <style:style style:name="P19" style:family="paragraph" style:parent-style-name="Heading_20_2">
      <style:text-properties officeooo:rsid="00045b56" officeooo:paragraph-rsid="00045b56"/>
    </style:style>
    <style:style style:name="P20" style:family="paragraph" style:parent-style-name="Heading_20_2">
      <style:text-properties officeooo:rsid="000492bc" officeooo:paragraph-rsid="000492bc"/>
    </style:style>
    <style:style style:name="P21" style:family="paragraph" style:parent-style-name="Heading_20_2">
      <style:text-properties officeooo:rsid="00064e17" officeooo:paragraph-rsid="00064e17"/>
    </style:style>
    <style:style style:name="P22" style:family="paragraph" style:parent-style-name="Heading_20_1">
      <style:text-properties officeooo:rsid="00045b56" officeooo:paragraph-rsid="00045b56"/>
    </style:style>
    <style:style style:name="P23" style:family="paragraph" style:parent-style-name="Heading_20_1" style:list-style-name="">
      <style:text-properties officeooo:rsid="0008fbab" officeooo:paragraph-rsid="0008fbab"/>
    </style:style>
    <style:style style:name="P24" style:family="paragraph" style:parent-style-name="Heading_20_1">
      <style:paragraph-properties fo:break-before="page"/>
      <style:text-properties officeooo:rsid="0008fbab" officeooo:paragraph-rsid="0008fbab"/>
    </style:style>
    <style:style style:name="P25" style:family="paragraph" style:parent-style-name="Header">
      <style:text-properties officeooo:rsid="000b5407" officeooo:paragraph-rsid="000b5407"/>
    </style:style>
    <style:style style:name="T1" style:family="text">
      <style:text-properties officeooo:rsid="00015286"/>
    </style:style>
    <style:style style:name="T2" style:family="text">
      <style:text-properties officeooo:rsid="00025e95"/>
    </style:style>
    <style:style style:name="T3" style:family="text">
      <style:text-properties officeooo:rsid="00045b56"/>
    </style:style>
    <style:style style:name="T4" style:family="text">
      <style:text-properties fo:font-weight="bold" officeooo:rsid="00045b56" style:font-weight-asian="bold" style:font-weight-complex="bold"/>
    </style:style>
    <style:style style:name="T5" style:family="text">
      <style:text-properties officeooo:rsid="000492bc"/>
    </style:style>
    <style:style style:name="T6" style:family="text">
      <style:text-properties officeooo:rsid="00064e17"/>
    </style:style>
    <style:style style:name="T7" style:family="text">
      <style:text-properties officeooo:rsid="000831b8"/>
    </style:style>
    <style:style style:name="T8" style:family="text">
      <style:text-properties officeooo:rsid="0008fbab"/>
    </style:style>
    <style:style style:name="T9" style:family="text">
      <style:text-properties officeooo:rsid="000a1e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V show time</text:p>
      <text:p text:style-name="P1"/>
      <text:h text:style-name="Heading_20_1" text:outline-level="1">Generell beskrivning</text:h>
      <text:p text:style-name="P1">Vi vill utveckla en hemsida <text:span text:style-name="T6">som <text:s/>visar TV-serier och s</text:span>om tillåter användare <text:span text:style-name="T6">att söka på och följa</text:span> TV-serier. <text:span text:style-name="T2">På startsidan ska man kunna se olika TV-serier (se “What's trending“ nedan). Man ska även kunna söka på en serie. Det ska gå att registrera sig/logga in på hemsidan. En inloggad användare ska kunna söka på en serie och välja att följa den. På sin personliga sida ska man kunna se vilka serier man följer. Förhoppningsvis kommer vi att kunna fixa en rss feed så att man kan se när nya avsnitt är ute. Sidan kommer att ha en admin som bland annat kommer att kunna uppdatera “What's trending” (dvs vad som ska visas på startsidan), admin ska kunna hantera användare, exportera användare till excelformat (med XSLT) etc. </text:span></text:p>
      <text:p text:style-name="P1"/>
      <text:p text:style-name="P5"><text:span text:style-name="T3">Vad som kommer att göra detta projektet möjligt att implementera är OMDb API:et (</text:span><text:a xlink:type="simple" xlink:href="http://www.omdbapi.com/"><text:span text:style-name="T3">http://www.omdbapi.com/</text:span></text:a><text:span text:style-name="T3">). Med hjälp av detta API så kommer vi att kunna göra queries på följande format: </text:span><text:a xlink:type="simple" xlink:href="http://www.omdbapi.com/?t=Fresh+off+the+boat&amp;y=&amp;plot=short&amp;r=xml">http://www.omdbapi.com/?t=Fresh+off+the+boat&amp;y=&amp;plot=short&amp;r=xml</text:a><text:span text:style-name="T3">) </text:span></text:p>
      <text:p text:style-name="P3">och få tillbaka en xml fil (som vi kommer åt via php: file_get_contents("<text:a xlink:type="simple" xlink:href="http://news.google.com/news?ned=us&amp;topic=h&amp;output=rss">http://news.google.com/news?ned=us&amp;topic=h&amp;output=rss</text:a>")).</text:p>
      <text:p text:style-name="P3"/>
      <text:p text:style-name="P7">Resultatet kommer vi att kunna använda för att spara data i databastabeller. </text:p>
      <text:p text:style-name="P3">Me<text:span text:style-name="T8">d</text:span> XML:en kommer vi med hjälp av XSLT kunna transformera XML till XHTML för hemsidan och även till Excel. </text:p>
      <text:p text:style-name="P3"/>
      <text:p text:style-name="P3">En troligtvis ganska så oanvändbar funktion är att (I) man som användare kommer att kunna exportera de TV serier <text:span text:style-name="T9">som man </text:span>kan kollar på till Excel format (med hjälp av XSLT) (II) som admin ska kunna exportera aktuella användare (med användarnamn och lösenord) till Excel format.</text:p>
      <text:p text:style-name="P8"/>
      <text:h text:style-name="P22" text:outline-level="1">Databas tabeller (Model)</text:h>
      <text:h text:style-name="P19" text:outline-level="2"><text:span text:style-name="T6">u</text:span>sers</text:h>
      <text:p text:style-name="P13"><text:tab/><text:span text:style-name="T5">user_id (användarnamn)</text:span></text:p>
      <text:p text:style-name="P13"><text:tab/><text:span text:style-name="T3">password</text:span></text:p>
      <text:p text:style-name="P13"><text:tab/><text:span text:style-name="T3">email</text:span></text:p>
      <text:p text:style-name="P13"><text:tab/><text:span text:style-name="T3">profile_pic</text:span></text:p>
      <text:p text:style-name="P13"/>
      <text:h text:style-name="P19" text:outline-level="2">tv_series</text:h>
      <text:p text:style-name="P13"><text:tab/><text:span text:style-name="T5">series_id (title)</text:span></text:p>
      <text:p text:style-name="P13"><text:tab/><text:span text:style-name="T3">samma fältnamn som attributsnamnen i exemplet nedan (kanske inte alla):</text:span></text:p>
      <text:p text:style-name="P13"><text:soft-page-break/><text:span text:style-name="T3">&lt;movie </text:span><text:span text:style-name="T4">title</text:span><text:span text:style-name="T3">="Fresh Off the Boat" </text:span><text:span text:style-name="T4">year</text:span><text:span text:style-name="T3">="2015–" </text:span><text:span text:style-name="T4">rated</text:span><text:span text:style-name="T3">="N/A" </text:span><text:span text:style-name="T4">released</text:span><text:span text:style-name="T3">="04 Feb 2015" </text:span><text:span text:style-name="T4">runtime</text:span><text:span text:style-name="T3">="22 min" </text:span><text:span text:style-name="T4">genre</text:span><text:span text:style-name="T3">="Comedy" </text:span><text:span text:style-name="T4">director</text:span><text:span text:style-name="T3">="N/A" writer="N/A" </text:span><text:span text:style-name="T4">actors</text:span><text:span text:style-name="T3">="Randall Park, Constance Wu, Hudson Yang, Forrest Wheeler" </text:span><text:span text:style-name="T4">plot</text:span><text:span text:style-name="T3">="A Taiwanese family makes their way in America during the 1990s." </text:span><text:span text:style-name="T4">language</text:span><text:span text:style-name="T3">="English" </text:span><text:span text:style-name="T4">country</text:span><text:span text:style-name="T3">="USA" </text:span><text:span text:style-name="T4">awards</text:span><text:span text:style-name="T3">="2 nominations." </text:span><text:span text:style-name="T4">poster</text:span><text:span text:style-name="T3">="http://ia.media-imdb.com/images/M/MV5BMjY4MjI0MTU4OF5BMl5BanBnXkFtZTgwODkwMzg5NjE@._V1_SX300.jpg" </text:span><text:span text:style-name="T4">metascore</text:span><text:span text:style-name="T3">="N/A" </text:span><text:span text:style-name="T4">imdbRating</text:span><text:span text:style-name="T3">="8.1" </text:span><text:span text:style-name="T4">imdbVotes</text:span><text:span text:style-name="T3">="9,112" </text:span><text:span text:style-name="T4">imdbID</text:span><text:span text:style-name="T3">="tt3551096" type="series"/&gt;</text:span></text:p>
      <text:p text:style-name="P14">Den här tabellen kommer att uppdateras på två sätt</text:p>
      <text:p text:style-name="P14">(i) Via användare som väljer att följa en serie. T.ex. Användare A <text:span text:style-name="T7">har sökt på </text:span><text:s/>“Fresh off the Boat” <text:span text:style-name="T7">och väljer att följa den. </text:span><text:s/>Då ska det (om det inte redan finns) läggas till en entry I denna tabell <text:span text:style-name="T8">och user_subscriptions kommer att updateras. </text:span></text:p>
      <text:p text:style-name="P17">(ii) genom whats_trending (läs om whats_trending tabellen nedan)</text:p>
      <text:h text:style-name="P20" text:outline-level="2">user_subscriptions</text:h>
      <text:p text:style-name="P15"><text:tab/><text:span text:style-name="T5">user_id</text:span></text:p>
      <text:p text:style-name="P15"><text:tab/><text:span text:style-name="T5">series_id</text:span></text:p>
      <text:p text:style-name="P14">En möjlig query skulle kunna göras med en join from users tabellen och tv_series tabellen.</text:p>
      <text:h text:style-name="P19" text:outline-level="2">whats_trending</text:h>
      <text:p text:style-name="P18"><text:span text:style-name="T7">Vi är inte helt på det klara än om hur logiken ska gå till. Vi tänker oss något av följande slag:</text:span></text:p>
      <text:p text:style-name="P17">(*) Tabellen kommer att spara på historik. Varje gång en uppdatering sker har vi ett id som inkrementeras. Varje id ska associeras med (förslagsvis) 10 serier (10 series_id) När det är dags att uppdatera whats_trending så kommer admin att lägga till 10 nya serier via ett HTML formulär. </text:p>
      <text:p text:style-name="P17">Från <text:span text:style-name="T8">denna tabell </text:span><text:s/>hämtas sedan det största id:et (dvs för att få de senast uppdaterade serierna). </text:p>
      <text:p text:style-name="P17">I fall serierna som läggs I whats_trending inte redan finns i tv_series ska dessa läggas till där först då whats_trending använder id från tv_series (som foreign keys).</text:p>
      <text:p text:style-name="P16"/>
      <text:h text:style-name="Heading_20_1" text:outline-level="1">Hemsidan (<text:span text:style-name="T1">Views</text:span>)</text:h>
      <text:h text:style-name="Heading_20_2" text:outline-level="2">Startsida</text:h>
      <text:p text:style-name="P1">“What's trending”</text:p>
      <text:p text:style-name="P11">Här ska det visas olika TV-serier med bild och titel <text:span text:style-name="T7">(</text:span> som det ska gå att trycka på för att få mer information om TV-serien<text:span text:style-name="T7">).</text:span></text:p>
      <text:p text:style-name="P12"/>
      <text:p text:style-name="P12"><text:soft-page-break/>Det som visas här ska manuellt kunna uppdateras av admin <text:span text:style-name="T7">med hjälp av HTML formulär. Till följd av detta ska det läggas till nya entries i tv_series tabellen (om det inte redan finns). Och whats_trending tabellen ska </text:span></text:p>
      <text:p text:style-name="P10"/>
      <text:p text:style-name="P9"><text:span text:style-name="T5">Det som visas här ska admin ha kontroll över. Vi tänker oss ett HTML formulär där man ska kunna lägga till serier. Bakom kulisserna kommer whats_trending tabellen att uppdateras med nya filmer. <text:s/></text:span></text:p>
      <text:p text:style-name="P1"><text:span text:style-name="T3">Sök fält</text:span></text:p>
      <text:p text:style-name="P9">Det ska gå att söka på en TV-serie <text:span text:style-name="T3">och få upp information om den</text:span>.</text:p>
      <text:p text:style-name="P1"/>
      <text:p text:style-name="P7">Är man är inloggad ska det vara möjligt att kunna följa en serie genom att på startsidan söka på en serie och trycka på knappen “Subscribe” eller what's trending. </text:p>
      <text:h text:style-name="Heading_20_1" text:outline-level="1">User sida</text:h>
      <text:p text:style-name="P3">“My <text:span text:style-name="T6">TV </text:span>shows”</text:p>
      <text:p text:style-name="P4"><text:tab/>En presentation av de serier man följer, <text:span text:style-name="T6">med bilder, plots, säsonger och avsnitt.</text:span></text:p>
      <text:p text:style-name="P4"><text:tab/><text:span text:style-name="T8">Eventuellt kunna se trailer via youtube</text:span></text:p>
      <text:p text:style-name="P4"><text:span text:style-name="T6">“Manage subscriptions”</text:span></text:p>
      <text:p text:style-name="P4"><text:tab/><text:span text:style-name="T6">Här ska man kunna välja att inte följa en serie längre (vilket måste uppdatera alla berörda databastabeller).</text:span></text:p>
      <text:p text:style-name="P3">Profile<text:tab/></text:p>
      <text:p text:style-name="P3"><text:tab/>Kunna ändra lösenord</text:p>
      <text:p text:style-name="P3"><text:tab/></text:p>
      <text:p text:style-name="P2"><text:span text:style-name="T6">RSS</text:span></text:p>
      <text:p text:style-name="P6">Man ska kunna få notifications på nya avsnitt som finns ute på serier man följer visa RSS feeds. Vi är inte helt 100 på hur detta kommer att gå till men vi känner till ett par hemsidor som har rss för olika serier som vi skulle kunna använda. Det kanske till och med är möjligt att göra en “Calendar” med hjälp av rss som visar en kalender där det står vilka dagar som det finns nya avsnitt ute.</text:p>
      <text:p text:style-name="P6"/>
      <text:p text:style-name="P1">Kanske en mindre användarbar funktion men som vi ändå vill testa på att utveckla är att kunna exportera sin TV-lista till excel format genom XSLT. </text:p>
      <text:p text:style-name="P1"/>
      <text:h text:style-name="P21" text:outline-level="2">Admin sida</text:h>
      <text:p text:style-name="P1">Admin ska kunna uppdatera “what's trending” manuellt genom ett HTML formulär. </text:p>
      <text:p text:style-name="P2"/>
      <text:p text:style-name="P7">“Manage users”</text:p>
      <text:p text:style-name="P7">Här ska admin kunna se de aktuella medlemmarna. Admin ska kunna ta bort users. </text:p>
      <text:p text:style-name="P7"/>
      <text:p text:style-name="P7">Admin ska kunna exportera alla users till Excel format</text:p>
      <text:p text:style-name="P7"/>
      <text:p text:style-name="P7"/>
      <text:h text:style-name="P23" text:outline-level="1"/>
      <text:h text:style-name="P24" text:outline-level="1">Utvidgningar</text:h>
      <text:p text:style-name="Text_20_body">Behörighetskontroll för att skapa/ändra. Individ/gruppnivå (4p)</text:p>
      <text:p text:style-name="Text_20_body">Funktionalitet för att administrera användare (3p, kräver föregående utvidgning)</text:p>
      <text:p text:style-name="Text_20_body">Sökfuntioner (3p)</text:p>
      <text:p text:style-name="Text_20_body">Ajax/motsvarande (ca 3p)</text:p>
      <text:p text:style-name="Text_20_body">RSS/Atom-feed över uppdateringar i systemet (3p)</text:p>
      <text:p text:style-name="Text_20_body">Använd APIer mot andra nätverkstjänster för att göra något kul (ca 2-3p per koppling)</text:p>
      <text:p text:style-name="Text_20_body">Skriv rapporten i DocBook-format och generera PDF från denna (2p)</text:p>
      <text:p text:style-name="Text_20_body">Gör rapporten både som screencast och textrapport (2p) … <text:span text:style-name="T8">mfl</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5407" officeooo:paragraph-rsid="000b540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M2517<text:tab/><text:tab/>Nikhil Thakrar </text:p>
        <text:p text:style-name="MP1">Projektidé<text:tab/><text:tab/>Aref Mohammed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2:39:33.863018542</meta:creation-date>
    <dc:date>2015-11-18T15:35:20.546900747</dc:date>
    <meta:editing-duration>PT19M11S</meta:editing-duration>
    <meta:editing-cycles>1</meta:editing-cycles>
    <meta:document-statistic meta:table-count="0" meta:image-count="0" meta:object-count="0" meta:page-count="4" meta:paragraph-count="67" meta:word-count="910" meta:character-count="5861" meta:non-whitespace-character-count="4983"/>
    <meta:generator>LibreOffice/4.2.8.2$Linux_X86_64 LibreOffice_project/420m0$Build-2</meta:generator>
  </office:meta>
</office:document-meta>
</file>